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officeooo:paragraph-rsid="00189d13"/>
    </style:style>
    <style:style style:name="T1" style:family="text">
      <style:text-properties officeooo:rsid="00189d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User Stories</text:span></text:p>
      <text:p text:style-name="P1"><text:span text:style-name="T1">Customer</text:span></text:p>
      <text:p text:style-name="P1"><text:span text:style-name="T1"/></text:p>
      <text:p text:style-name="P1"><text:span text:style-name="T1">As a customer, I want to transfer money from my one account in given branch to another account in another branch of same bank.</text:span></text:p>
      <text:p text:style-name="P1"><text:span text:style-name="T1">As a customer, I want to transfer money to my account or someone else's account in a different bank.</text:span></text:p>
      <text:p text:style-name="P1"><text:span text:style-name="T1">As a customer, I want to transfer money to someone's else account in the same bank.</text:span></text:p>
      <text:p text:style-name="P1"><text:span text:style-name="T1">As a customer, I want to see my updated account statement after I have made any transaction.</text:span></text:p>
      <text:p text:style-name="P1"><text:span text:style-name="T1">As a customer, I want to pay the online bills of various goods and services through my account’s online transaction facility.</text:span></text:p>
      <text:p text:style-name="P1"><text:span text:style-name="T1"/></text:p>
      <text:p text:style-name="P1"><text:span text:style-name="T1">Bank Manager</text:span></text:p>
      <text:p text:style-name="P1"><text:span text:style-name="T1"/></text:p>
      <text:p text:style-name="P1"><text:span text:style-name="T1">As a bank manager, I want my customers to be able to transfer money from one account to another within same bank or another bank keeping in mind my own bank policies and other banks' policies.</text:span></text:p>
      <text:p text:style-name="P1"><text:span text:style-name="T1">As a bank manager, I want to check that the money customer is transferring is within limits or not, whether sufficient balance is there in his account and he has not crossed the number of transactions allowed in a day of week based on the type of account.</text:span></text:p>
      <text:p text:style-name="P1"><text:span text:style-name="T1">As a bank manager, I want to give updated status of their account balance and transaction.</text:span></text:p>
      <text:p text:style-name="P1"><text:span text:style-name="T1">As a bank manager, I want the whole transaction process to have good security.</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1" svg:font-family="'Liberation Serif'"/>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Liberation Serif1" fo:font-size="10pt" style:font-name-asian="DejaVu Sans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12" meta:word-count="216" meta:character-count="1173"/>
    <dc:date>2011-10-13T22:19:30</dc:date>
    <dc:creator>chhavi </dc:creator>
    <meta:generator>OpenOffice.org/3.2$Linux OpenOffice.org_project/320m19$Build-9505</meta:generator>
  </office:meta>
</office:document-meta>
</file>